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6D2C00002303000029087FA63E8A.emf" manifest:media-type="image/x-emf"/>
  <manifest:file-entry manifest:full-path="Pictures/10000001000001FC000002546346B28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8.962cm" svg:height="10.504cm" draw:z-index="0"><draw:image xlink:href="Pictures/10006D2C00002303000029087FA63E8A.emf" xlink:type="simple" xlink:show="embed" xlink:actuate="onLoad" draw:mime-type="image/x-emf"/><draw:image xlink:href="Pictures/10000001000001FC000002546346B2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7:18:08.175563600</meta:creation-date>
    <dc:date>2026-03-30T17:18:48.647293800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26.8.0.0.alpha0$Windows_X86_64 LibreOffice_project/45732d19db613f45902fd7c953f359ec39d04ec3</meta:generator>
  </office:meta>
</office:document-meta>
</file>